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4.83cm" fo:min-width="15.121cm"/>
    </style:style>
    <style:style style:name="gr2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2.671cm" fo:min-width="15.121cm"/>
    </style:style>
    <style:style style:name="gr3" style:family="graphic" style:parent-style-name="standard">
      <style:graphic-properties svg:stroke-color="#000000" draw:fill-color="#b2b2b2" draw:textarea-horizontal-align="justify" draw:textarea-vertical-align="middle" draw:auto-grow-height="false" fo:min-height="1.147cm" fo:min-width="12.581cm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1.147cm" fo:min-width="13.867cm"/>
    </style:style>
    <style:style style:name="gr5" style:family="graphic" style:parent-style-name="standard">
      <style:graphic-properties svg:stroke-color="#000000" draw:fill-color="#b2b2b2" draw:textarea-horizontal-align="justify" draw:textarea-vertical-align="middle" draw:auto-grow-height="false" fo:min-height="1.147cm" fo:min-width="3.31cm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1.147cm" fo:min-width="3.31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1.024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1.659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0.516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0.389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0.214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0.571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0.69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1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08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47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616cm"/>
    </style:style>
    <style:style style:name="P1" style:family="paragraph">
      <loext:graphic-properties draw:fill-color="#ffffff" draw:opacity="100%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b2b2b2"/>
      <style:paragraph-properties fo:text-align="center"/>
      <style:text-properties fo:font-size="18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 draw:fill-color="#ffffff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621cm" svg:height="5.08cm" svg:x="0.127cm" svg:y="0.1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5.621cm" svg:height="2.921cm" svg:x="0.127cm" svg:y="5.5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081cm" svg:height="1.397cm" svg:x="0.746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4.367cm" svg:height="1.397cm" svg:x="0.746cm" svg:y="6.5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81cm" svg:height="1.397cm" svg:x="0.746cm" svg:y="3.5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81cm" svg:height="1.397cm" svg:x="5.826cm" svg:y="3.54cm">
          <text:p text:style-name="P3"><text:span text:style-name="T1">Unused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524cm" svg:height="0.889cm" svg:x="1cm" svg:y="1.2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159cm" svg:height="0.889cm" svg:x="3.032cm" svg:y="1.2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524cm" svg:height="0.889cm" svg:x="5.699cm" svg:y="1.2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016cm" svg:height="0.889cm" svg:x="7.604cm" svg:y="1.2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89cm" svg:height="0.889cm" svg:x="12.557cm" svg:y="1.2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524cm" svg:height="0.889cm" svg:x="9.001cm" svg:y="1.2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524cm" svg:height="0.889cm" svg:x="10.779cm" svg:y="1.25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714cm" svg:height="0.889cm" svg:x="0.873cm" svg:y="3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071cm" svg:height="0.889cm" svg:x="1.855cm" svg:y="3.7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198cm" svg:height="0.889cm" svg:x="3.104cm" svg:y="3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714cm" svg:height="0.889cm" svg:x="0.873cm" svg:y="6.84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071cm" svg:height="0.889cm" svg:x="1.855cm" svg:y="6.84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198cm" svg:height="0.889cm" svg:x="3.104cm" svg:y="6.84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159cm" svg:height="0.889cm" svg:x="4.556cm" svg:y="6.842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1.984cm" svg:height="1.081cm" svg:x="0.667cm" svg:y="2.713cm">
          <draw:text-box>
            <text:p><text:span text:style-name="T1">From</text:span></text:p>
          </draw:text-box>
        </draw:frame>
        <draw:frame draw:style-name="gr15" draw:text-style-name="P6" draw:layer="layout" svg:width="1.171cm" svg:height="0.954cm" svg:x="5.699cm" svg:y="2.778cm">
          <draw:text-box>
            <text:p><text:span text:style-name="T1">To</text:span></text:p>
          </draw:text-box>
        </draw:frame>
        <draw:frame draw:style-name="gr16" draw:text-style-name="P6" draw:layer="layout" svg:width="5.29cm" svg:height="1.657cm" svg:x="5.588cm" svg:y="5.709cm">
          <draw:text-box>
            <text:p><text:span text:style-name="T1">Old Generation</text:span></text:p>
          </draw:text-box>
        </draw:frame>
        <draw:frame draw:style-name="gr17" draw:text-style-name="P6" draw:layer="layout" svg:width="5.582cm" svg:height="0.954cm" svg:x="4.572cm" svg:y="0.062cm">
          <draw:text-box>
            <text:p><text:span text:style-name="T1">Young Generation</text:span></text:p>
          </draw:text-box>
        </draw:frame>
        <draw:frame draw:style-name="gr18" draw:text-style-name="P7" draw:layer="layout" svg:width="1.979cm" svg:height="0.954cm" svg:x="13.843cm" svg:y="1.205cm">
          <draw:text-box>
            <text:p>Eden</text:p>
          </draw:text-box>
        </draw:frame>
        <draw:frame draw:style-name="gr19" draw:text-style-name="P7" draw:layer="layout" svg:width="5.116cm" svg:height="0.954cm" svg:x="9.906cm" svg:y="3.683cm">
          <draw:text-box>
            <text:p text:style-name="P3">Survivor Spac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875cm" fo:page-height="8.6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2T06:23:07.802860701</meta:creation-date>
    <meta:generator>LibreOffice/5.4.0.3$Linux_X86_64 LibreOffice_project/40m0$Build-3</meta:generator>
    <dc:date>2017-09-12T07:17:54.204370292</dc:date>
    <meta:editing-duration>PT7M8S</meta:editing-duration>
    <meta:editing-cycles>3</meta:editing-cycles>
    <meta:document-statistic meta:object-count="26"/>
  </office:meta>
</office:document-meta>
</file>